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text-properties officeooo:paragraph-rsid="00366d36"/>
    </style:style>
    <style:style style:name="P6" style:family="paragraph" style:parent-style-name="Corpo_20_do_20_texto_3a__20_texto_20__28_geral_29_">
      <style:text-properties officeooo:paragraph-rsid="004e1dc4"/>
    </style:style>
    <style:style style:name="P7" style:family="paragraph" style:parent-style-name="Corpo_20_do_20_texto_3a__20_texto_20__28_geral_29_">
      <style:text-properties officeooo:paragraph-rsid="0053549c"/>
    </style:style>
    <style:style style:name="P8" style:family="paragraph" style:parent-style-name="Corpo_20_do_20_texto_3a__20_texto_20__28_geral_29_">
      <style:text-properties officeooo:paragraph-rsid="0056d595"/>
    </style:style>
    <style:style style:name="P9" style:family="paragraph" style:parent-style-name="Corpo_20_do_20_texto_3a__20_texto_20__28_geral_29_">
      <style:text-properties officeooo:paragraph-rsid="0395ace2"/>
    </style:style>
    <style:style style:name="P10" style:family="paragraph" style:parent-style-name="Corpo_20_do_20_texto_3a__20_texto_20__28_geral_29_">
      <style:text-properties officeooo:paragraph-rsid="005f343b"/>
    </style:style>
    <style:style style:name="P11" style:family="paragraph" style:parent-style-name="Corpo_20_do_20_texto_3a__20_texto_20__28_geral_29_">
      <style:text-properties officeooo:rsid="0395ace2" officeooo:paragraph-rsid="0395ace2"/>
    </style:style>
    <style:style style:name="P12"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13" style:family="paragraph" style:parent-style-name="Corpo_20_do_20_texto_3a__20_texto_20__28_geral_29_">
      <style:text-properties officeooo:paragraph-rsid="0397852b"/>
    </style:style>
    <style:style style:name="P14" style:family="paragraph" style:parent-style-name="Listas_3a__20_titulos">
      <style:text-properties officeooo:paragraph-rsid="00115706"/>
    </style:style>
    <style:style style:name="P15" style:family="paragraph" style:parent-style-name="Capa_3a__20_título">
      <style:text-properties officeooo:rsid="03c40176" officeooo:paragraph-rsid="0395ace2"/>
    </style:style>
    <style:style style:name="P16" style:family="paragraph" style:parent-style-name="Sumário_3a__20_itens_20_nível_20_1">
      <style:paragraph-properties>
        <style:tab-stops>
          <style:tab-stop style:position="16cm" style:type="right" style:leader-style="dotted" style:leader-text="."/>
        </style:tab-stops>
      </style:paragraph-properties>
    </style:style>
    <style:style style:name="P17" style:family="paragraph" style:parent-style-name="Capa_3a__20_texto">
      <style:text-properties officeooo:rsid="0395ace2" officeooo:paragraph-rsid="0395ace2"/>
    </style:style>
    <style:style style:name="P18" style:family="paragraph" style:parent-style-name="Capa_3a__20_identificações" style:master-page-name="TCC_20_Univás_3a__20_elementos_20_pré-textuais">
      <style:paragraph-properties style:page-number="auto"/>
    </style:style>
    <style:style style:name="P19" style:family="paragraph" style:parent-style-name="Capa_3a__20_identificações" style:master-page-name="TCC_20_Univás_3a__20_elementos_20_pré-textuais">
      <style:paragraph-properties style:page-number="1"/>
    </style:style>
    <style:style style:name="P20" style:family="paragraph" style:parent-style-name="Sumário_3a__20_título" style:master-page-name="TCC_20_Univás_3a__20_elementos_20_pré-textuais">
      <style:paragraph-properties style:page-number="auto"/>
    </style:style>
    <style:style style:name="P21" style:family="paragraph" style:parent-style-name="Listas_3a__20_titulos" style:master-page-name="TCC_20_Univás_3a__20_elementos_20_pré-textuais">
      <style:paragraph-properties style:page-number="auto"/>
    </style:style>
    <style:style style:name="P22"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3" style:family="paragraph" style:parent-style-name="Corpo_20_do_20_texto_3a__20_texto_20__28_referência_29_">
      <style:text-properties style:font-name="Times-Roman" fo:font-size="12pt" style:font-size-asian="12pt"/>
    </style:style>
    <style:style style:name="P24" style:family="paragraph" style:parent-style-name="Corpo_20_do_20_texto_3a__20_texto_20__28_geral_29_" style:list-style-name="L1"/>
    <style:style style:name="P25" style:family="paragraph" style:parent-style-name="Corpo_20_do_20_texto_3a__20_texto_20__28_geral_29_" style:list-style-name="L1">
      <style:text-properties officeooo:paragraph-rsid="0395ace2"/>
    </style:style>
    <style:style style:name="P26" style:family="paragraph" style:parent-style-name="Corpo_20_do_20_texto_3a__20_texto_20__28_geral_29_" style:list-style-name="L1">
      <style:text-properties officeooo:rsid="0395ace2" officeooo:paragraph-rsid="0395ace2"/>
    </style:style>
    <style:style style:name="P27" style:family="paragraph" style:parent-style-name="Corpo_20_do_20_texto_3a__20_texto_20__28_geral_29_" style:list-style-name="L2"/>
    <style:style style:name="P28" style:family="paragraph" style:parent-style-name="Corpo_20_do_20_texto_3a__20_texto_20__28_geral_29_" style:list-style-name="L2">
      <style:text-properties officeooo:paragraph-rsid="0395ace2"/>
    </style:style>
    <style:style style:name="P2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30"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officeooo:rsid="008e95e1"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31a0715" style:font-style-asian="normal" style:font-style-complex="normal"/>
    </style:style>
    <style:style style:name="T15" style:family="text">
      <style:text-properties fo:language="en" fo:country="US" fo:font-style="normal" fo:font-weight="normal" officeooo:rsid="01013423" style:font-style-asian="normal" style:font-weight-asian="normal" style:font-style-complex="normal" style:font-weight-complex="normal"/>
    </style:style>
    <style:style style:name="T16" style:family="text">
      <style:text-properties fo:language="en" fo:country="US" fo:font-style="normal" fo:font-weight="normal" officeooo:rsid="0168563c" style:font-style-asian="normal" style:font-weight-asian="normal" style:font-style-complex="normal" style:font-weight-complex="normal"/>
    </style:style>
    <style:style style:name="T17" style:family="text">
      <style:text-properties fo:language="en" fo:country="US" fo:font-style="normal" fo:font-weight="normal" officeooo:rsid="01687781" style:font-style-asian="normal" style:font-weight-asian="normal" style:font-style-complex="normal" style:font-weight-complex="normal"/>
    </style:style>
    <style:style style:name="T18" style:family="text">
      <style:text-properties fo:language="en" fo:country="US" fo:font-style="normal" fo:font-weight="bold" officeooo:rsid="0168563c" style:font-style-asian="normal" style:font-weight-asian="bold" style:font-style-complex="normal" style:font-weight-complex="bold"/>
    </style:style>
    <style:style style:name="T19" style:family="text">
      <style:text-properties fo:language="en" fo:country="US" officeooo:rsid="01abadbf"/>
    </style:style>
    <style:style style:name="T20" style:family="text">
      <style:text-properties fo:language="en" fo:country="US" officeooo:rsid="033a6dbc"/>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3519071"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officeooo:rsid="0176ff3f"/>
    </style:style>
    <style:style style:name="T25" style:family="text">
      <style:text-properties fo:language="en" fo:country="US" officeooo:rsid="03519071"/>
    </style:style>
    <style:style style:name="T26" style:family="text">
      <style:text-properties officeooo:rsid="003905b0"/>
    </style:style>
    <style:style style:name="T27" style:family="text">
      <style:text-properties officeooo:rsid="003e1f32"/>
    </style:style>
    <style:style style:name="T28" style:family="text">
      <style:text-properties officeooo:rsid="003e241d"/>
    </style:style>
    <style:style style:name="T29" style:family="text">
      <style:text-properties officeooo:rsid="00412906"/>
    </style:style>
    <style:style style:name="T30" style:family="text">
      <style:text-properties officeooo:rsid="0042ffb4"/>
    </style:style>
    <style:style style:name="T31" style:family="text">
      <style:text-properties officeooo:rsid="004ee629"/>
    </style:style>
    <style:style style:name="T32" style:family="text">
      <style:text-properties officeooo:rsid="005d8639"/>
    </style:style>
    <style:style style:name="T33" style:family="text">
      <style:text-properties officeooo:rsid="005e4587"/>
    </style:style>
    <style:style style:name="T34" style:family="text">
      <style:text-properties fo:font-style="normal" officeooo:rsid="021ac94a" style:font-style-asian="normal" style:font-style-complex="normal"/>
    </style:style>
    <style:style style:name="T35" style:family="text">
      <style:text-properties officeooo:rsid="00732d57"/>
    </style:style>
    <style:style style:name="T36" style:family="text">
      <style:text-properties officeooo:rsid="007b2c72"/>
    </style:style>
    <style:style style:name="T37" style:family="text">
      <style:text-properties officeooo:rsid="007b45fe"/>
    </style:style>
    <style:style style:name="T38" style:family="text">
      <style:text-properties officeooo:rsid="00940ee2"/>
    </style:style>
    <style:style style:name="T39" style:family="text">
      <style:text-properties officeooo:rsid="00959abc"/>
    </style:style>
    <style:style style:name="T40" style:family="text">
      <style:text-properties officeooo:rsid="0096d3ea"/>
    </style:style>
    <style:style style:name="T41" style:family="text">
      <style:text-properties officeooo:rsid="00c57e12"/>
    </style:style>
    <style:style style:name="T42" style:family="text">
      <style:text-properties fo:font-weight="bold" style:font-weight-asian="bold" style:font-weight-complex="bold"/>
    </style:style>
    <style:style style:name="T43" style:family="text">
      <style:text-properties fo:font-weight="bold" officeooo:rsid="011b3dd7" style:font-weight-asian="bold" style:font-weight-complex="bold"/>
    </style:style>
    <style:style style:name="T44" style:family="text">
      <style:text-properties fo:font-weight="bold" officeooo:rsid="02742a23" style:font-weight-asian="bold" style:font-weight-complex="bold"/>
    </style:style>
    <style:style style:name="T45" style:family="text">
      <style:text-properties fo:font-weight="bold" officeooo:rsid="027acdce" style:font-weight-asian="bold" style:font-weight-complex="bold"/>
    </style:style>
    <style:style style:name="T46" style:family="text">
      <style:text-properties fo:font-weight="bold" officeooo:rsid="02f43337" style:font-weight-asian="bold" style:font-weight-complex="bold"/>
    </style:style>
    <style:style style:name="T47" style:family="text">
      <style:text-properties fo:font-weight="bold" officeooo:rsid="034f025e" style:font-weight-asian="bold" style:font-weight-complex="bold"/>
    </style:style>
    <style:style style:name="T48" style:family="text">
      <style:text-properties fo:font-weight="bold" officeooo:rsid="03adbac3" style:font-weight-asian="bold" style:font-weight-complex="bold"/>
    </style:style>
    <style:style style:name="T49" style:family="text">
      <style:text-properties fo:font-weight="bold" officeooo:rsid="03d99d0c" style:font-weight-asian="bold" style:font-weight-complex="bold"/>
    </style:style>
    <style:style style:name="T50" style:family="text">
      <style:text-properties fo:font-weight="bold" officeooo:rsid="03ad68d2" style:font-weight-asian="bold" style:font-weight-complex="bold"/>
    </style:style>
    <style:style style:name="T51" style:family="text">
      <style:text-properties fo:font-weight="bold" officeooo:rsid="039f5489" style:font-weight-asian="bold" style:font-weight-complex="bold"/>
    </style:style>
    <style:style style:name="T52" style:family="text">
      <style:text-properties fo:font-weight="bold" officeooo:rsid="03519071"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1799400" style:font-weight-asian="normal" style:font-weight-complex="normal"/>
    </style:style>
    <style:style style:name="T55" style:family="text">
      <style:text-properties fo:font-weight="normal" officeooo:rsid="02742a23" style:font-weight-asian="normal" style:font-weight-complex="normal"/>
    </style:style>
    <style:style style:name="T56" style:family="text">
      <style:text-properties fo:font-weight="normal" officeooo:rsid="03adbac3" style:font-weight-asian="normal" style:font-weight-complex="normal"/>
    </style:style>
    <style:style style:name="T57" style:family="text">
      <style:text-properties fo:font-weight="normal" officeooo:rsid="03b09af6" style:font-weight-asian="normal" style:font-weight-complex="normal"/>
    </style:style>
    <style:style style:name="T58" style:family="text">
      <style:text-properties fo:font-weight="normal" officeooo:rsid="03d99d0c" style:font-weight-asian="normal" style:font-weight-complex="normal"/>
    </style:style>
    <style:style style:name="T59" style:family="text">
      <style:text-properties fo:font-weight="normal" officeooo:rsid="03ad68d2" style:font-weight-asian="normal" style:font-weight-complex="normal"/>
    </style:style>
    <style:style style:name="T60" style:family="text">
      <style:text-properties fo:font-weight="normal" officeooo:rsid="039f5489" style:font-weight-asian="normal" style:font-weight-complex="normal"/>
    </style:style>
    <style:style style:name="T61" style:family="text">
      <style:text-properties fo:font-weight="normal" officeooo:rsid="03af2464" style:font-weight-asian="normal" style:font-weight-complex="normal"/>
    </style:style>
    <style:style style:name="T62" style:family="text">
      <style:text-properties officeooo:rsid="011b3dd7"/>
    </style:style>
    <style:style style:name="T63" style:family="text">
      <style:text-properties officeooo:rsid="016b36c7"/>
    </style:style>
    <style:style style:name="T64" style:family="text">
      <style:text-properties officeooo:rsid="017b6cfb"/>
    </style:style>
    <style:style style:name="T65" style:family="text">
      <style:text-properties officeooo:rsid="017dde25"/>
    </style:style>
    <style:style style:name="T66" style:family="text">
      <style:text-properties officeooo:rsid="02742a23"/>
    </style:style>
    <style:style style:name="T67" style:family="text">
      <style:text-properties officeooo:rsid="027acdce"/>
    </style:style>
    <style:style style:name="T68" style:family="text">
      <style:text-properties officeooo:rsid="02f43337"/>
    </style:style>
    <style:style style:name="T69" style:family="text">
      <style:text-properties officeooo:rsid="0350696e"/>
    </style:style>
    <style:style style:name="T70" style:family="text">
      <style:text-properties officeooo:rsid="0395ace2"/>
    </style:style>
    <style:style style:name="T71" style:family="text">
      <style:text-properties officeooo:rsid="03e5073d"/>
    </style:style>
    <style:style style:name="T72" style:family="text">
      <style:text-properties officeooo:rsid="0396621a"/>
    </style:style>
    <style:style style:name="T73" style:family="text">
      <style:text-properties officeooo:rsid="000e572a"/>
    </style:style>
    <style:style style:name="T74" style:family="text">
      <style:text-properties officeooo:rsid="03adbac3"/>
    </style:style>
    <style:style style:name="T75" style:family="text">
      <style:text-properties officeooo:rsid="03d81786"/>
    </style:style>
    <style:style style:name="T76" style:family="text">
      <style:text-properties officeooo:rsid="03d99d0c"/>
    </style:style>
    <style:style style:name="T77" style:family="text">
      <style:text-properties fo:text-transform="uppercase" officeooo:rsid="03d99d0c" style:font-size-asian="10.5pt"/>
    </style:style>
    <style:style style:name="T78" style:family="text">
      <style:text-properties officeooo:rsid="03ad68d2"/>
    </style:style>
    <style:style style:name="T79" style:family="text">
      <style:text-properties officeooo:rsid="039f5489"/>
    </style:style>
    <style:style style:name="T80" style:family="text">
      <style:text-properties officeooo:rsid="03519071"/>
    </style:style>
    <style:style style:name="T81" style:family="text">
      <style:text-properties officeooo:rsid="03d517e7"/>
    </style:style>
    <style:style style:name="T82" style:family="text">
      <style:text-properties fo:font-variant="normal" fo:text-transform="none" fo:color="#222222" style:font-name="Times New Roman1" fo:font-size="12pt" fo:letter-spacing="normal" fo:font-style="normal" fo:font-weight="normal" style:font-size-asian="12pt" style:font-size-complex="12pt"/>
    </style:style>
    <style:style style:name="T8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8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85" style:family="text">
      <style:text-properties officeooo:rsid="03b24ee6"/>
    </style:style>
    <style:style style:name="T86" style:family="text">
      <style:text-properties style:font-name="Times-Roman" fo:font-size="12pt" style:font-size-asian="12pt"/>
    </style:style>
    <style:style style:name="T87" style:family="text">
      <style:text-properties style:font-name="Times-Bold" fo:font-size="12pt" fo:font-weight="bold" style:font-size-asian="12pt" style:font-weight-asian="bold"/>
    </style:style>
    <style:style style:name="T88" style:family="text">
      <style:text-properties officeooo:rsid="039bd6e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Desenvolvimento modular de software <text:span text:style-name="T71">utilizando</text:span> <text:span text:style-name="T7">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9">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Desenvolvimento modular de software <text:span text:style-name="T71">utilizando</text:span> <text:span text:style-name="T7">osgi</text:span></text:p>
      <text:p text:style-name="Capa_3a__20_identificações"/>
      <text:p text:style-name="Capa_3a__20_identificações"/>
      <text:p text:style-name="P17">Trabalho de Conclusão de Curso Sistemas de Informação da Universidade do Vale do Sapucaí como requisito para obtenção de título de bacharel em SISTEMAS DE INFORMAÇÃO</text:p>
      <text:p text:style-name="Capa_3a__20_identificações"/>
      <text:p text:style-name="Capa_3a__20_identificações"/>
      <text:p text:style-name="Capa_3a__20_texto">Orientador: M<text:span text:style-name="T70">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1">Lista de figuras</text:p>
          </text:index-title>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1">Lista de tabelas</text:p>
          </text:index-title>
        </text:index-body>
      </text:table-index>
      <text:p text:style-name="P14"/>
      <text:p text:style-name="P22">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34">BSD</text:span><text:span text:style-name="T4"> <text:tab/><text:tab/></text:span><text:span text:style-name="T5">Berkeley Software </text:span><text:span text:style-name="T12">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text:span><text:span text:style-name="T11">y</text:span><text:span text:style-name="T8">perText Markup Language</text:span></text:p>
      <text:p text:style-name="P2"><text:span text:style-name="T7">ICC<text:tab/><text:tab/></text:span><text:span text:style-name="T13">Inatel</text:span><text:span text:style-name="T8"> Competence Center</text:span></text:p>
      <text:p text:style-name="P4"><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13">JDBC<text:tab/><text:tab/>Java </text:span><text:span text:style-name="T8">Database Connectivity</text:span></text:p>
      <text:p text:style-name="P2"><text:span text:style-name="T14">JEE<text:tab/><text:tab/></text:span><text:span text:style-name="T13">Java</text:span><text:span text:style-name="T8">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19">S</text:span><text:span text:style-name="T7">ENAC<text:tab/></text:span><text:span text:style-name="T6">Serviço</text:span><text:span text:style-name="T20"> </text:span><text:span text:style-name="T6">Nacional</text:span><text:span text:style-name="T20"> </text:span><text:span text:style-name="T6">de</text:span><text:span text:style-name="T20"> </text:span><text:span text:style-name="T6">Aprendizagem</text:span><text:span text:style-name="T20">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0">Sumário</text:p>
          </text:index-title>
          <text:p text:style-name="P16"><text:a xlink:type="simple" xlink:href="#__RefHeading__4575_361370671" text:style-name="Index_20_Link" text:visited-style-name="Index_20_Link">Introdução<text:tab/>6</text:a></text:p>
          <text:p text:style-name="P16"><text:a xlink:type="simple" xlink:href="#__RefHeading__13640_690709816" text:style-name="Index_20_Link" text:visited-style-name="Index_20_Link">Referências<text:tab/>9</text:a></text:p>
        </text:index-body>
      </text:table-of-content>
      <text:list xml:id="list6128523219973485200" text:style-name="TCC_20_Univás_3a__20_númeração_20_títulos_20_e_20_subtítulos">
        <text:list-header>
          <text:h text:style-name="P29" text:outline-level="1"><text:bookmark-start text:name="__RefHeading__4575_361370671"/>Introdução<text:bookmark-end text:name="__RefHeading__4575_361370671"/></text:h>
        </text:list-header>
      </text:list>
      <text:p text:style-name="P2"/>
      <text:p text:style-name="P3"/>
      <text:p text:style-name="P3"/>
      <text:p text:style-name="P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6">será demonstrado</text:span> um modelo de desenvolvimento modular, utilizando a especificação OSGi.</text:p>
      <text:p text:style-name="P5">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text:span text:style-name="T72">fornece </text:span>facilidades na manutenção e expansão da aplicação.</text:p>
      <text:p text:style-name="P5">Segundo Fernandes (2009), um sistema modular possui algumas propriedades. Deve ser autocontido, os módulos podem ser incluídos, retirados, instalados ou desinstalados. Outra propriedade é ter alta coesão. <text:span text:style-name="T27">U</text:span>m módulo deve cumprir apenas sua finalidade, ou seja, deve fazer somente as funções que lhe foram atribuídas. O baixo acoplamento é outra propriedade muito importante. <text:span text:style-name="T28">U</text:span>m módulo não precisa se preocupar com implementações de outros módulos que interagem com ele, além de permitir alterá-lo sem a necessidade de atualizar os outros.</text:p>
      <text:p text:style-name="P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9">D</text:span>ois exemplos de projetos de <text:span text:style-name="T3">softwares</text:span> que foram desenvolvidos utilizando a especificação OSGi e <text:span text:style-name="T30">que atendem</text:span> a definição de modularização, <text:span text:style-name="T30">são,</text:span> IDE<text:note text:id="ftn1" text:note-class="footnote"><text:note-citation>1</text:note-citation><text:note-body><text:p text:style-name="Notas_20_de_20_rodapé">IDE – <text:span text:style-name="T35">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5">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 <text:span text:style-name="T72">principalmente em grandes empresas, onde não se tem o luxo de parar o sistema par atualizar </text:span><text:soft-page-break/><text:span text:style-name="T72">um relatório</text:span>.</text:p>
      <text:p text:style-name="P6">Fernandes (2009) forneceu uma visão geral sobre <text:span text:style-name="T31">OSGI</text:span>, mostrando seus benefícios e salientando a importância da plataforma Java possuir um melhor suporte à modularidade, até demonstrando com um exemplo simples as premissas e vantagens do OSGi.</text:p>
      <text:p text:style-name="P7"><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8">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10">Portanto, <text:span text:style-name="T32">após despertar um grande interesse pelo modelo de desenvolvimento modular</text:span>, <text:span text:style-name="T33">será realizado estudos sobre a especificação OSGi, e ainda, o desenvolvimento de </text:span>uma aplicação <text:span text:style-name="T32">modular que demonstre tal modelo de desenvolvimento.</text:span></text:p>
      <text:p text:style-name="P11">O presente trabalho possui como objetivo geral:</text:p>
      <text:p text:style-name="P11"/>
      <text:list xml:id="list7661894078075572280" text:style-name="L1">
        <text:list-item>
          <text:p text:style-name="P24">Demonstrar o modelo de desenvolvimento modular utilizando a especificação OSGi para aplicações empresariais;</text:p>
          <text:p text:style-name="P24"/>
          <text:p text:style-name="P26">e objetivos específicos:</text:p>
          <text:p text:style-name="P25"/>
        </text:list-item>
      </text:list>
      <text:list xml:id="list5635982756369695089" text:style-name="L2">
        <text:list-item>
          <text:p text:style-name="P27">Pesquisar as melhores práticas e <text:span text:style-name="T8">frameworks</text:span> que contribuem para a produtividade no desenvolvimento modularizado;</text:p>
        </text:list-item>
        <text:list-item>
          <text:p text:style-name="P27">Desenvolver uma aplicação que exemplifique <text:span text:style-name="T36">o modelo de desenvolvimento modularizado através da especificação OSGi</text:span>;</text:p>
        </text:list-item>
        <text:list-item>
          <text:p text:style-name="P28">Obter através dos resultados uma conclusão sobre a<text:span text:style-name="T37">s vantagens do modelo de</text:span> desenvolvimento <text:span text:style-name="T37">modular.</text:span></text:p>
        </text:list-item>
      </text:list>
      <text:p text:style-name="Corpo_20_do_20_texto_3a__20_texto_20__28_geral_29_">Cada vez mais as empresas necessitam automatizar o gerenciamento de suas atividades, havendo a necessidade do software utilizado acompanhar esse crescimento com a inclusão dessas novas funcionalidades, isso é impulsionado pela necessidade de acompanhar o <text:soft-page-break/>surgimento de novos segmentos de mercado, conveniência de enxugar o produto para derrubar barreiras de entrada, adição de novos relatórios rapidamente ou corresponder ás regras do negócio, do governo ou do ramo atuante da empresa.</text:p>
      <text:p text:style-name="P9">Diante dos vários segmentos e constantes mudanças empresariais, novos <text:span text:style-name="T3">softwares</text:span> são desenvolvidos e precisam estar preparados para acompanhar as modificações que ocorrem nos processos de uma empresa. <text:span text:style-name="T88">Além de sistemas antigos já utilizados terem de ser expandidos ou modificados para acompanhar a necessidade da empresa.</text:span> Dessa forma o desenvolvimento separado em módulos seria uma solução para atender empresas de diferentes setores em vez de criar um <text:span text:style-name="T3">software</text:span> para cada <text:span text:style-name="T38">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9">tem</text:span> relevância na visão acadêmica diante da aprendizagem da tecnologia OSGi, <text:span text:style-name="T40">além de a</text:span>gregar conceitos sobre o desenvolvimento de softwares de forma modularizada. E ainda, por ser pouco utilizada no mercado devido à sua complexidade de aprendizagem, <text:span text:style-name="T41">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215003948168260" text:continue-list="list6128523219973485200" text:style-name="TCC_20_Univás_3a__20_númeração_20_títulos_20_e_20_subtítulos">
        <text:list-header>
          <text:h text:style-name="P30" text:outline-level="1"><text:bookmark-start text:name="__RefHeading__13640_690709816"/>Referências<text:bookmark-end text:name="__RefHeading__13640_690709816"/></text:h>
        </text:list-header>
      </text:list>
      <text:p text:style-name="P13"/>
      <text:p text:style-name="P12"/>
      <text:p text:style-name="Corpo_20_do_20_texto_3a__20_texto_20__28_referência_29_">APACHE. <text:span text:style-name="T4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3">á</text:span>bio. <text:span text:style-name="T4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6">BORBA, Paulo. </text:span><text:span text:style-name="T44">Aspectos de Modularização</text:span><text:span text:style-name="T55">.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7">Neil.</text:span> <text:span text:style-name="T42">OSGi In </text:span><text:span text:style-name="T21">Practice</text:span><text:span text:style-name="T7">.</text:span> 2009.</text:p>
      <text:p text:style-name="Corpo_20_do_20_texto_3a__20_texto_20__28_referência_29_"/>
      <text:p text:style-name="Corpo_20_do_20_texto_3a__20_texto_20__28_referência_29_"><text:span text:style-name="T86">BEZERRA, Eduardo. </text:span><text:span text:style-name="T87">Princípios de Análise e Projeto de Sistemas com UML</text:span><text:span text:style-name="T86">. Rio de</text:span></text:p>
      <text:p text:style-name="P23">Janeiro: Campus, 2002.</text:p>
      <text:p text:style-name="P23"/>
      <text:p text:style-name="Corpo_20_do_20_texto_3a__20_texto_20__28_referência_29_"><text:span text:style-name="T86">BOOCH, Grady; RUMBAUGH, James; JACOBSON, Ivar. </text:span><text:span text:style-name="T87">UML</text:span><text:span text:style-name="T86">: Guia do Usuário. Rio de</text:span></text:p>
      <text:p text:style-name="P23">Janeiro: Campus, 2000.</text:p>
      <text:p text:style-name="Corpo_20_do_20_texto_3a__20_texto_20__28_referência_29_"/>
      <text:p text:style-name="Corpo_20_do_20_texto_3a__20_texto_20__28_referência_29_"><text:span text:style-name="T15">BOSSCHAERT, </text:span><text:span text:style-name="T16">David. </text:span><text:span text:style-name="T18">OSGi in Depth</text:span><text:span text:style-name="T16">. </text:span><text:span text:style-name="T17">Shelter Island: Manning Publications Co, 2012</text:span></text:p>
      <text:p text:style-name="Corpo_20_do_20_texto_3a__20_texto_20__28_referência_29_"/>
      <text:p text:style-name="Corpo_20_do_20_texto_3a__20_texto_20__28_referência_29_">CAELUM. <text:span text:style-name="T4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2">Programação em Java</text:span>. Santa Catarina: Copyleft <text:span text:style-name="T7">Pearson</text:span> <text:span text:style-name="T7">Education</text:span>, 2008.</text:p>
      <text:p text:style-name="Corpo_20_do_20_texto_3a__20_texto_20__28_referência_29_"/>
      <text:p text:style-name="Corpo_20_do_20_texto_3a__20_texto_20__28_referência_29_">COOK, Stuart; SELLTIZ, Claire; WRIGHTSMAN, Lawrence Samuel. <text:span text:style-name="T42">Métodos de pesquisa nas relações sociais</text:span>. São Paulo: EPU, 1987.</text:p>
      <text:p text:style-name="Corpo_20_do_20_texto_3a__20_texto_20__28_referência_29_"/>
      <text:p text:style-name="Corpo_20_do_20_texto_3a__20_texto_20__28_referência_29_"><text:span text:style-name="T74">COSTA, Gabriel. </text:span><text:span text:style-name="T48">O que é bootstrap?</text:span><text:span text:style-name="T56"> 2014. Disponível em http://www.tutorialwebdesign.com.br/o-que-e-bootstrap/. Acesso em 09 </text:span><text:span text:style-name="T57">de agosto, 2015.</text:span></text:p>
      <text:p text:style-name="Corpo_20_do_20_texto_3a__20_texto_20__28_referência_29_"/>
      <text:p text:style-name="Corpo_20_do_20_texto_3a__20_texto_20__28_referência_29_">DEITEL, <text:span text:style-name="T7">Harvey</text:span> <text:span text:style-name="T7">Matt</text:span>; DEITEL, Paul John. <text:span text:style-name="T42">Java </text:span><text:span text:style-name="T21">How</text:span><text:span text:style-name="T42"> to </text:span><text:span text:style-name="T21">Program</text:span><text:span text:style-name="T7">.</text:span> 8. ed. Edson <text:span text:style-name="T7">Furmankiewicz.</text:span> São Paulo: <text:span text:style-name="T7">Pearson</text:span> <text:span text:style-name="T7">Prentice</text:span> Hall, 2010.</text:p>
      <text:p text:style-name="Corpo_20_do_20_texto_3a__20_texto_20__28_referência_29_"/>
      <text:p text:style-name="Corpo_20_do_20_texto_3a__20_texto_20__28_referência_29_"><text:soft-page-break/>DEVMEDIA. <text:span text:style-name="T42">Introdução ao </text:span><text:span text:style-name="T21">Spring</text:span><text:span text:style-name="T42"> </text:span><text:span text:style-name="T21">Framework</text:span><text:span text:style-name="T7">.</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2">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7">Ala</text:span><text:span text:style-name="T24">n</text:span>; JOHNSON, <text:span text:style-name="T7">Ralph.</text:span> <text:span text:style-name="T53">A </text:span><text:span text:style-name="T23">Framework</text:span><text:span text:style-name="T53"> for </text:span><text:span text:style-name="T23">Run-time</text:span><text:span text:style-name="T53"> </text:span><text:span text:style-name="T23">Systems</text:span><text:span text:style-name="T53"> </text:span><text:span text:style-name="T23">and</text:span><text:span text:style-name="T53"> </text:span><text:span text:style-name="T23">its</text:span><text:span text:style-name="T53"> Visual </text:span><text:span text:style-name="T23">Programming</text:span><text:span text:style-name="T53"> </text:span><text:span text:style-name="T23">Language</text:span><text:span text:style-name="T7">.</text:span> In: <text:span text:style-name="T42">OBJECT-ORIENTED PROGRAMMING SYSTEMS, LANGUAGES, AND APPLICATIONS</text:span>. <text:span text:style-name="T7">San</text:span> <text:span text:style-name="T7">Jose</text:span>, CA, 1996, p. 20-25.</text:p>
      <text:p text:style-name="Corpo_20_do_20_texto_3a__20_texto_20__28_referência_29_"/>
      <text:p text:style-name="Corpo_20_do_20_texto_3a__20_texto_20__28_referência_29_">FERNANDES, Leonardo. <text:span text:style-name="T42">OSGi e os benefícios de uma Arquitetura Modular</text:span>. 37.ed. 2009. p. 27-35.</text:p>
      <text:p text:style-name="Corpo_20_do_20_texto_3a__20_texto_20__28_referência_29_"/>
      <text:p text:style-name="Corpo_20_do_20_texto_3a__20_texto_20__28_referência_29_">GAMA, <text:span text:style-name="T7">Kiev.</text:span><text:span text:style-name="T4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2">GIL, Antônio Carlos. </text:span><text:span text:style-name="T43">Como elaborar projetos de pesquisa</text:span><text:span text:style-name="T62">. São Paulo: Atlas, 2002.</text:span></text:p>
      <text:p text:style-name="Corpo_20_do_20_texto_3a__20_texto_20__28_referência_29_"/>
      <text:p text:style-name="Corpo_20_do_20_texto_3a__20_texto_20__28_referência_29_">GON<text:span text:style-name="T75">Ç</text:span>ALVES, Antonio. <text:span text:style-name="T21">Beginning</text:span><text:span text:style-name="T42"> Java EE 6 </text:span><text:span text:style-name="T47">Platform</text:span><text:span text:style-name="T42"> </text:span><text:span text:style-name="T21">with</text:span><text:span text:style-name="T42"> GlassFish 3</text:span>. <text:span text:style-name="T69">Nova York: Springer Science+Businnes Media, LCC.</text:span> 2010.</text:p>
      <text:p text:style-name="Corpo_20_do_20_texto_3a__20_texto_20__28_referência_29_"/>
      <text:p text:style-name="Corpo_20_do_20_texto_3a__20_texto_20__28_referência_29_">JERSEY. <text:span text:style-name="T4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7">Kirk.</text:span> <text:span text:style-name="T42">Java </text:span><text:span text:style-name="T46">A</text:span><text:span text:style-name="T21">pplication</text:span><text:span text:style-name="T42"> </text:span><text:span text:style-name="T46">A</text:span><text:span text:style-name="T21">rchitecture</text:span><text:span text:style-name="T42">:</text:span> <text:span text:style-name="T68">M</text:span><text:span text:style-name="T7">odularity</text:span> <text:span text:style-name="T68">P</text:span><text:span text:style-name="T7">atterns</text:span> <text:span text:style-name="T7">with</text:span> <text:span text:style-name="T68">E</text:span><text:span text:style-name="T7">xamples</text:span> <text:span text:style-name="T68">U</text:span><text:span text:style-name="T7">sing</text:span> OSGi. <text:span text:style-name="T7">Crawfordsville</text:span>: <text:span text:style-name="T7">Pearson</text:span> <text:span text:style-name="T7">Education</text:span>, 2012.</text:p>
      <text:p text:style-name="Corpo_20_do_20_texto_3a__20_texto_20__28_referência_29_"/>
      <text:p text:style-name="Corpo_20_do_20_texto_3a__20_texto_20__28_referência_29_"><text:span text:style-name="T76">LIRA</text:span>, <text:tab/><text:span text:style-name="T76">Douglas</text:span>; <text:span text:style-name="T77">Schmitz</text:span>, <text:span text:style-name="T76">Daniel</text:span>. <text:span text:style-name="T49">AngularJS na prática</text:span><text:span text:style-name="T58">. São Paulo:</text:span> Leanpub, <text:span text:style-name="T76">2014</text:span>.</text:p>
      <text:p text:style-name="Corpo_20_do_20_texto_3a__20_texto_20__28_referência_29_"/>
      <text:p text:style-name="Corpo_20_do_20_texto_3a__20_texto_20__28_referência_29_">LUCENA, Fábio Nogueira de. <text:span text:style-name="T42">Introdução ao </text:span><text:span text:style-name="T21">Equinox</text:span><text:span text:style-name="T7">.</text:span> 2010. Disponível em https://code.google.com/p/exemplos/<text:span text:style-name="T7">wiki</text:span>/<text:span text:style-name="T7">equinox.</text:span> Acesso em 09 de março, 2015.</text:p>
      <text:p text:style-name="Corpo_20_do_20_texto_3a__20_texto_20__28_referência_29_"/>
      <text:p text:style-name="Corpo_20_do_20_texto_3a__20_texto_20__28_referência_29_">MADEIRA, Marcelo. <text:span text:style-name="T4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2">OSGi Distribuído: </text:span><text:span text:style-name="T23">deployment</text:span><text:span text:style-name="T53"> local e execução remota. Monografia de Seminários de Sistemas Distribuídos. Pontifíc</text:span><text:span text:style-name="T54">i</text:span><text:span text:style-name="T53">a Universidade Católica do Rio de Janeiro, 2008.</text:span></text:p>
      <text:p text:style-name="Corpo_20_do_20_texto_3a__20_texto_20__28_referência_29_"/>
      <text:p text:style-name="Corpo_20_do_20_texto_3a__20_texto_20__28_referência_29_"><text:span text:style-name="T78">MARIE, Victor. </text:span><text:span text:style-name="T50">Bootsrapt e formulários HTML5.</text:span><text:span text:style-name="T59"> 2015. Disponível em http://www.caelum.com.br/apostila-html-css-javascript/bootstrap-e-formularios-html5/. </text:span><text:soft-page-break/><text:span text:style-name="T59">Acesso em 09 </text:span><text:span text:style-name="T56">de agosto, 2015</text:span><text:span text:style-name="T59">.</text:span></text:p>
      <text:p text:style-name="Corpo_20_do_20_texto_3a__20_texto_20__28_referência_29_"/>
      <text:p text:style-name="Corpo_20_do_20_texto_3a__20_texto_20__28_referência_29_">MAUJOR. <text:span text:style-name="T42">Site sobre CSS e Padrões Web:</text:span> Por que CSS?. 2015. Disponível <text:span text:style-name="T64">em http</text:span>://www.maujor.com/index.php. Acesso em 08 de março, 2015.</text:p>
      <text:p text:style-name="Corpo_20_do_20_texto_3a__20_texto_20__28_referência_29_"/>
      <text:p text:style-name="Corpo_20_do_20_texto_3a__20_texto_20__28_referência_29_">MAYWORM, Marcelo. <text:span text:style-name="T42">OSGi Distribuída:</text:span> Uma Visão Geral. 42.ed. 2010. p. 60-67.</text:p>
      <text:p text:style-name="Corpo_20_do_20_texto_3a__20_texto_20__28_referência_29_"/>
      <text:p text:style-name="Corpo_20_do_20_texto_3a__20_texto_20__28_referência_29_">MILANI, André. PostgreSQL: <text:span text:style-name="T42">Guia do Programador</text:span>. São Paulo: <text:span text:style-name="T7">Novatec</text:span> Editora, 2008.</text:p>
      <text:p text:style-name="Corpo_20_do_20_texto_3a__20_texto_20__28_referência_29_"/>
      <text:p text:style-name="Corpo_20_do_20_texto_3a__20_texto_20__28_referência_29_">Mozilla <text:span text:style-name="T7">Developer</text:span> <text:span text:style-name="T7">Network.</text:span> <text:span text:style-name="T42">CSS</text:span>. 2015. Disponível em: https://developer.mozilla.org/<text:span text:style-name="T7">pt-BR</text:span>/<text:span text:style-name="T7">docs</text:span>/Web/CSS. Acesso em 08 de março, 2015.</text:p>
      <text:p text:style-name="Corpo_20_do_20_texto_3a__20_texto_20__28_referência_29_"/>
      <text:p text:style-name="Corpo_20_do_20_texto_3a__20_texto_20__28_referência_29_">Mozilla <text:span text:style-name="T7">Developer</text:span> <text:span text:style-name="T7">Network.</text:span> <text:span text:style-name="T42">HTML</text:span>. 2014. Disponível em: https://developer.mozilla.org/<text:span text:style-name="T7">pt-BR</text:span>/<text:span text:style-name="T7">docs</text:span>/Web/HTML. Acesso em 07 de março, 2015.</text:p>
      <text:p text:style-name="Corpo_20_do_20_texto_3a__20_texto_20__28_referência_29_"/>
      <text:p text:style-name="Corpo_20_do_20_texto_3a__20_texto_20__28_referência_29_"><text:span text:style-name="T53">Mozilla </text:span><text:span text:style-name="T23">Developer</text:span><text:span text:style-name="T53"> </text:span><text:span text:style-name="T23">Network.</text:span><text:span text:style-name="T53"> </text:span><text:span text:style-name="T42">JavaScript</text:span><text:span text:style-name="T53">. 2015. Disponível em: https://developer.mozilla.org/pt-BR/</text:span><text:span text:style-name="T23">docs</text:span><text:span text:style-name="T53">/Web/JavaScript. Acesso em 08 de março, 2015.</text:span></text:p>
      <text:p text:style-name="Corpo_20_do_20_texto_3a__20_texto_20__28_referência_29_"/>
      <text:p text:style-name="Corpo_20_do_20_texto_3a__20_texto_20__28_referência_29_">Mozilla <text:span text:style-name="T7">Developer</text:span> <text:span text:style-name="T7">Network.</text:span> <text:span text:style-name="T42">JavaScript </text:span><text:span text:style-name="T21">language</text:span><text:span text:style-name="T42"> </text:span><text:span text:style-name="T21">resources</text:span><text:span text:style-name="T7">.</text:span> 2014. Disponível em https://developer.mozilla.org/en-US/<text:span text:style-name="T7">docs</text:span>/Web/JavaScript/<text:span text:style-name="T7">Language</text:span>_<text:span text:style-name="T7">Resources.</text:span> Acesso em 08 de março, 2015.</text:p>
      <text:p text:style-name="Corpo_20_do_20_texto_3a__20_texto_20__28_referência_29_"/>
      <text:p text:style-name="Corpo_20_do_20_texto_3a__20_texto_20__28_referência_29_"><text:span text:style-name="T79">OLIVEIRA, Eric. </text:span><text:span text:style-name="T51">Aprenda AngularJS com estes 5 Exemplos Práticos.</text:span><text:span text:style-name="T60"> 2013. Disponível em http://javascriptbrasil.com/2013/10/23/aprenda-angularjs-com-estes-5-exemplos-praticos/. Acesso em 09 </text:span><text:span text:style-name="T61">de agosto, 2015</text:span><text:span text:style-name="T60">.</text:span></text:p>
      <text:p text:style-name="Corpo_20_do_20_texto_3a__20_texto_20__28_referência_29_"/>
      <text:p text:style-name="Corpo_20_do_20_texto_3a__20_texto_20__28_referência_29_">OSGI ALLIANCE. <text:span text:style-name="T42">OSGi</text:span><text:span text:style-name="T53">.</text:span> 2015. Disponível em http://www.osgi.org/Main/<text:span text:style-name="T7">HomePage.</text:span> Acesso em 08 de março, 2015.</text:p>
      <text:p text:style-name="Corpo_20_do_20_texto_3a__20_texto_20__28_referência_29_"/>
      <text:p text:style-name="Corpo_20_do_20_texto_3a__20_texto_20__28_referência_29_"><text:span text:style-name="T80">ORACLE. </text:span><text:span text:style-name="T22">Difference</text:span><text:span text:style-name="T52"> </text:span><text:span text:style-name="T22">between</text:span><text:span text:style-name="T52"> GlassFish </text:span><text:span text:style-name="T22">Open</text:span><text:span text:style-name="T52"> </text:span><text:span text:style-name="T22">Source</text:span><text:span text:style-name="T52"> </text:span><text:span text:style-name="T22">and</text:span><text:span text:style-name="T52"> </text:span><text:span text:style-name="T22">Commercial</text:span><text:span text:style-name="T52"> </text:span><text:span text:style-name="T22">Editions</text:span><text:span text:style-name="T25">.</text:span><text:span text:style-name="T80">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2">REST</text:span>: Construa API's inteligentes de maneira simples. São Paulo: Casa do Código, 2013.</text:p>
      <text:p text:style-name="Corpo_20_do_20_texto_3a__20_texto_20__28_referência_29_"/>
      <text:p text:style-name="Corpo_20_do_20_texto_3a__20_texto_20__28_referência_29_"><text:span text:style-name="T81">SANTOS FILHO</text:span>, Walter dos. <text:span text:style-name="T4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7">Samy.</text:span> <text:span text:style-name="T4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2">HTML5</text:span>: A linguagem de marcação que revolucionou a web. São <text:soft-page-break/>Paulo: Novatec Editora, 2011.</text:p>
      <text:p text:style-name="Corpo_20_do_20_texto_3a__20_texto_20__28_referência_29_"/>
      <text:p text:style-name="Corpo_20_do_20_texto_3a__20_texto_20__28_referência_29_">SILVA, Maurício Samy. <text:span text:style-name="T4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7">Richard</text:span>; LIZARDO, <text:span text:style-name="T65">Luis</text:span> Eduardo O. <text:span text:style-name="T4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82">STERN, </text:span><text:span text:style-name="Strong_20_Emphasis"><text:span text:style-name="T83">Eduardo Hoelz</text:span></text:span><text:span text:style-name="T82">. </text:span><text:span text:style-name="T84">PostgreSQL</text:span><text:span text:style-name="T82"> - Introducao e Conceitos. 2003.</text:span> Disponível em <text:span text:style-name="T85">http://www.devmedia.com.br/artigo-sql-magazine-6-postgresql-introducao-e-conceitos/7185</text:span>. Acesso em <text:span text:style-name="T85">10</text:span> de <text:span text:style-name="T85">agosto</text:span>, 2015.</text:p>
      <text:p text:style-name="Corpo_20_do_20_texto_3a__20_texto_20__28_referência_29_"/>
      <text:p text:style-name="Corpo_20_do_20_texto_3a__20_texto_20__28_referência_29_"><text:span text:style-name="T67">USP. </text:span><text:span text:style-name="T45">Fundamentos do projeto de software</text:span><text:span text:style-name="T67">. 2015. Disponível em http://www.pcs.usp.br/~pcs722/98/Objetos/bases.html. Acesso em 21 de junho, 2015.</text:span></text:p>
      <text:p text:style-name="Corpo_20_do_20_texto_3a__20_texto_20__28_referência_29_"/>
      <text:p text:style-name="Corpo_20_do_20_texto_3a__20_texto_20__28_referência_29_">W3C. <text:span text:style-name="T21">About</text:span><text:span text:style-name="T42"> W3C</text:span>. 2015. Disponível em http://www.w3.<text:span text:style-name="T7">org</text:span>/Consortium/. Acesso em 07 de março, 2015.</text:p>
      <text:p text:style-name="Corpo_20_do_20_texto_3a__20_texto_20__28_referência_29_"/>
      <text:p text:style-name="Corpo_20_do_20_texto_3a__20_texto_20__28_referência_29_">W3C. <text:span text:style-name="T21">What</text:span><text:span text:style-name="T42"> is CSS?</text:span>. 2015. Disponível em http://www.w3.org/<text:span text:style-name="T7">Style</text:span>/CSS/. Acesso em 08 de março, 2015.<text:span text:style-name="T73">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7H15M27S</meta:editing-duration>
    <meta:editing-cycles>861</meta:editing-cycles>
    <meta:generator>LibreOffice/4.3.7.2$Windows_x86 LibreOffice_project/8a35821d8636a03b8bf4e15b48f59794652c68ba</meta:generator>
    <meta:initial-creator>Felipe Rodrigues</meta:initial-creator>
    <dc:date>2015-09-24T21:50:03.600000000</dc:date>
    <meta:document-statistic meta:table-count="0" meta:image-count="0" meta:object-count="0" meta:page-count="14" meta:paragraph-count="123" meta:word-count="1952" meta:character-count="14832" meta:non-whitespace-character-count="12981"/>
  </office:meta>
</office:document-meta>
</file>